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Segoe UI" svg:font-family="&quot;Segoe UI&quot;"/>
    <style:font-face style:name="微软雅黑" svg:font-family="微软雅黑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74151" style:font-name="Segoe UI" style:font-name-asian="Segoe UI" style:font-name-complex="Segoe UI" fo:font-size="12pt" style:font-size-asian="12pt" style:font-size-complex="12pt"/>
    </style:style>
    <style:style style:name="ce3" style:family="table-cell" style:parent-style-name="_24046_" style:data-style-name="N0">
      <style:table-cell-properties style:vertical-align="automatic" fo:background-color="#FFC7CE"/>
      <style:text-properties fo:color="#9C0006"/>
    </style:style>
    <style:style style:name="ce4" style:family="table-cell" style:parent-style-name="_36866__20013_" style:data-style-name="N0">
      <style:table-cell-properties fo:border="thin solid #B2B2B2" style:vertical-align="automatic" fo:background-color="#FFEB9C"/>
      <style:text-properties fo:color="#9C5700"/>
    </style:style>
    <style:style style:name="ce5" style:family="table-cell" style:parent-style-name="_36866__20013_" style:data-style-name="N0">
      <style:table-cell-properties style:vertical-align="automatic" fo:background-color="#FFEB9C"/>
      <style:text-properties fo:color="#9C5700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374151" style:text-line-through-style="none" style:font-name="Segoe UI" style:font-name-asian="Segoe UI" style:font-name-complex="Segoe U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374151" style:text-line-through-style="none" style:font-name="微软雅黑" style:font-name-asian="微软雅黑" style:font-name-complex="微软雅黑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6.006041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7.064375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460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常见物品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office:annotation draw:style-name="a0" svg:x="1.13541666666667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分组</text:span></text:p>
            </office:annotation>
            <text:p>食品</text:p>
          </table:table-cell>
          <table:table-cell office:value-type="float" office:value="3" table:style-name="ce1">
            <office:annotation draw:style-name="a1" svg:x="2.3125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语序,0-15,当为-1时,作为介词处理,自动落词并且前后不加逗号.</text:span></text:p>
            </office:annotation>
            <text:p>3</text:p>
          </table:table-cell>
          <table:table-cell office:value-type="string" table:style-name="ce1">
            <office:annotation draw:style-name="a2" svg:x="4.67708333333333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名称</text:span></text:p>
            </office:annotation>
            <text:p>鸡蛋</text:p>
          </table:table-cell>
          <table:table-cell office:value-type="string" table:style-name="ce1">
            <office:annotation draw:style-name="a3" svg:x="5.10416666666667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内容</text:span></text:p>
            </office:annotation>
            <text:p>egg</text:p>
          </table:table-cell>
          <table:table-cell table:number-columns-repeated="16380"/>
        </table:table-row>
        <table:table-row table:style-name="ro1">
          <table:table-cell office:value-type="string" table:style-name="ce1">
            <office:annotation draw:style-name="a4" svg:x="1.13541666666667in" svg:y="0.0833333333333333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分组</text:span></text:p>
            </office:annotation>
            <text:p>食品</text:p>
          </table:table-cell>
          <table:table-cell office:value-type="float" office:value="3" table:style-name="ce1">
            <office:annotation draw:style-name="a5" svg:x="2.3125in" svg:y="0.0833333333333333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语序,0-15,当为-1时,作为介词处理,自动落词并且前后不加逗号.</text:span></text:p>
            </office:annotation>
            <text:p>3</text:p>
          </table:table-cell>
          <table:table-cell office:value-type="string" table:style-name="ce1">
            <office:annotation draw:style-name="a6" svg:x="4.67708333333333in" svg:y="0.0833333333333333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名称</text:span></text:p>
            </office:annotation>
            <text:p>苹果</text:p>
          </table:table-cell>
          <table:table-cell office:value-type="string" table:style-name="ce1">
            <office:annotation draw:style-name="a7" svg:x="5.69791666666667in" svg:y="0.0833333333333333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内容</text:span></text:p>
            </office:annotation>
            <text:p>apple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武器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office:annotation draw:style-name="a8" svg:x="0.895833333333333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分组</text:span></text:p>
            </office:annotation>
            <text:p>远程武器</text:p>
          </table:table-cell>
          <table:table-cell office:value-type="float" office:value="6" table:style-name="ce1">
            <office:annotation draw:style-name="a9" svg:x="1.64583333333333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落词顺序,0-15,当为-1时,作为介词处理,自动落词并且前后不加逗号.</text:span></text:p>
            </office:annotation>
            <text:p>6</text:p>
          </table:table-cell>
          <table:table-cell office:value-type="string" table:style-name="ce1">
            <office:annotation draw:style-name="a10" svg:x="2.39583333333333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名</text:span></text:p>
            </office:annotation>
            <text:p>枪支</text:p>
          </table:table-cell>
          <table:table-cell office:value-type="string" table:style-name="ce1">
            <office:annotation draw:style-name="a11" svg:x="3.14583333333333in" svg:y="0.0104166666666667in" svg:width="1.33333333333333in" svg:height="0.822916666666667in">
              <dc:creator>作者</dc:creator>
              <text:p><text:span text:style-name="T2">作者:</text:span><text:span text:style-name="T1"/></text:p>
              <text:p><text:span text:style-name="T1">词条内容</text:span></text:p>
            </office:annotation>
            <text:p>gu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关联词" table:style-name="ta2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">
            <office:annotation draw:style-name="a12" svg:x="2.48958333333333in" svg:y="0.0104166666666667in" svg:width="1.13541666666667in" svg:height="0.697916666666667in">
              <dc:creator>作者</dc:creator>
              <text:p><text:span text:style-name="T2">作者:</text:span><text:span text:style-name="T1"/></text:p>
              <text:p><text:span text:style-name="T1">词条分组</text:span></text:p>
            </office:annotation>
            <text:p>关联词</text:p>
          </table:table-cell>
          <table:table-cell office:value-type="float" office:value="6" table:style-name="ce1">
            <office:annotation draw:style-name="a13" svg:x="4.21875in" svg:y="0.0104166666666667in" svg:width="1.13541666666667in" svg:height="0.697916666666667in">
              <dc:creator>作者</dc:creator>
              <text:p><text:span text:style-name="T2">作者:</text:span><text:span text:style-name="T1"/></text:p>
              <text:p><text:span text:style-name="T1">落词顺序,0-15,当为-1时,作为介词处理,自动落词并且前后不加逗号.</text:span></text:p>
            </office:annotation>
            <text:p>6</text:p>
          </table:table-cell>
          <table:table-cell office:value-type="string" table:style-name="ce2">
            <text:p>A<text:span text:style-name="T4">被</text:span>B<text:span text:style-name="T4">缠绕着</text:span></text:p>
          </table:table-cell>
          <table:table-cell office:value-type="string" table:style-name="ce2">
            <text:p>entwined with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关联词前后不加逗号加空格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 entwined with B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试着设计了一下,关联词/介词功能打算搁置,出于以下红色原因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关联词不能作为选中项,应作为单独按钮,因为可能需要重复使用.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3">
            <text:p>关联词不能跟随语序,但是关联词连接的名词A与名词B却可能有不同的语序.强行加关联句,会破坏描述词语序.所以一整句应该作为一个描述词,并享有独立的语序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">
            <text:p>比如,布满着藤蔓的岩石,布满藤蔓的大地,都应当做为独立的元素记录在词库中.当名词的分类和语序不同时,关联词其实很难连接.并且复杂的词汇,根本很难连接,比如:站在布满了绿色和紫色藤蔓的岩石上的魔法少女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临时性使用的长句子,应当作为词条单独添加,而不是拆的特别碎再去组合.经常使用的长句子,应作为特定元素添加进词库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不擅长英语的用户,即使拆碎了也不一定能拼的对,不如让翻译软件来手动填补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1">
            <text:p>目前估计词库能完成描述词制作的8成需求,添加关联词功能的话,最好情况仍然只能达到8成的需求,坏的情况可能会变为只能达到6-7成需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原本的设计是可以定义不同细度的词条储存,可以一定程度上达到类似效果,只不过连接词不能复用.连接词的词条细度太细,实际使用体验可能不如一键对应词条预设更好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关联词功能会使中英切换功能无法表达</text:p>
          </table:table-cell>
          <table:table-cell table:number-columns-repeated="16383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虽然如上所说,但还是实现了一个简易的逗号控制机制,增加更多玩法, 如果关键词的末尾是"#&amp;",那么不对关键词加逗号.不过出于以上几点,体验感依旧会很差,建议忽视这个功能.建议用户只简单的记录完整词条,而不追求把词条拆碎了再拼.这种情况适合可能性较少的更专用的设计场景,而不是词条组合这种可能性丰富多样的泛用式的场景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主要重心应放在excel表格处理上.</text:p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Segoe UI" svg:font-family="&quot;Segoe UI&quot;"/>
    <style:font-face style:name="微软雅黑" svg:font-family="微软雅黑"/>
  </office:font-face-decls>
  <office:styles>
    <number:number-style style:name="N0">
      <number:number number:min-integer-digits="1"/>
    </number:number-style>
    <style:style style:name="_24046_" style:display-name="差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_36866__20013_" style:display-name="适中" style:family="table-cell" style:data-style-name="N0">
      <style:table-cell-properties fo:background-color="#FFEB9C"/>
      <style:text-properties fo:color="#9C57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/>
    <dc:creator/>
    <meta:creation-date>2015-06-05T18:17:20Z</meta:creation-date>
    <dc:date>2023-05-09T02:43:30Z</dc:date>
  </office:meta>
</office:document-meta>
</file>